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officeooo:rsid="0001d185" officeooo:paragraph-rsid="0001d185"/>
    </style:style>
    <style:style style:name="P2" style:family="paragraph" style:parent-style-name="Standard">
      <style:text-properties fo:font-size="16pt" fo:font-weight="bold" officeooo:rsid="0001d185" officeooo:paragraph-rsid="0001d185" style:font-size-asian="16pt" style:font-weight-asian="bold" style:font-size-complex="16pt" style:font-weight-complex="bold"/>
    </style:style>
    <style:style style:name="P3" style:family="paragraph" style:parent-style-name="Standard">
      <style:text-properties fo:font-size="16pt" fo:font-weight="bold" officeooo:rsid="0001d185" officeooo:paragraph-rsid="0001d185" style:font-size-asian="14pt" style:font-weight-asian="bold" style:font-size-complex="16pt" style:font-weight-complex="bold"/>
    </style:style>
    <style:style style:name="P4" style:family="paragraph" style:parent-style-name="Standard">
      <style:text-properties fo:font-size="12pt" fo:font-weight="normal" officeooo:rsid="0001d185" officeooo:paragraph-rsid="0001d185" style:font-size-asian="10.5pt" style:font-weight-asian="normal" style:font-size-complex="12pt" style:font-weight-complex="normal"/>
    </style:style>
    <style:style style:name="P5" style:family="paragraph" style:parent-style-name="Standard" style:list-style-name="L1">
      <style:text-properties officeooo:paragraph-rsid="0001d185"/>
    </style:style>
    <style:style style:name="T1" style:family="text">
      <style:text-properties fo:font-size="12pt" fo:font-weight="normal" officeooo:rsid="0001d185" style:font-size-asian="10.5pt" style:font-weight-asian="normal" style:font-size-complex="12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em Statement</text:p>
      <text:p text:style-name="Standard">The varicella zoster virus is the infectious agent that leads to chickenpox. It's a very contagious illness that was once fairly widespread. By the age of 15, roughly 90% of children had contracted chickenpox before the vaccine was made available in the United States in 1995.</text:p>
      <text:p text:style-name="Standard"/>
      <text:p text:style-name="Standard">Adult cases of chickenpox are far more severe than those in children. The risk of death from chickenpox in adults is 25 times higher than in children. Additionally, adults are more prone to experience more severe consequences from chickenpox. </text:p>
      <text:p text:style-name="Standard"/>
      <text:p text:style-name="Standard">If you're pregnant, there are more hazards. Early chickenpox infection during pregnancy increases the risk of low birth weight or limb issues in the fetus. </text:p>
      <text:p text:style-name="Standard"/>
      <text:p text:style-name="Standard"><text:s/>In Hungary, the Hungarian National Epidemiology Center collects daily counts of chickenpox cases to monitor the spread of the disease.</text:p>
      <text:p text:style-name="Standard"/>
      <text:p text:style-name="Standard">The goal of this study is to analyze the occurrence and spread of chickenpox in Hungary. By examining a dataset of reported cases from 2005 to 2015, we aim to understand how the disease spreads across different counties and make predictions for both county-level and national-level case counts. Additionally, we will incorporate information about the spatial relationships between counties using a county-level adjacency matrix.</text:p>
      <text:p text:style-name="Standard"/>
      <text:p text:style-name="P3">Objective</text:p>
      <text:p text:style-name="P4">The objectives of this study include:</text:p>
      <text:list xml:id="list1446535227" text:style-name="L1">
        <text:list-item>
          <text:p text:style-name="P5"><text:span text:style-name="T1">Recognize the geographic distribution of chickenpox in Hungary's several counties.</text:span></text:p>
        </text:list-item>
        <text:list-item>
          <text:p text:style-name="P5"><text:span text:style-name="T1">Determine the temporal trends and patterns in the incidence of chickenpox cases.</text:span></text:p>
        </text:list-item>
        <text:list-item>
          <text:p text:style-name="P5"><text:span text:style-name="T1">Create prediction algorithms to calculate the county-level incidence of chickenpox.</text:span></text:p>
        </text:list-item>
        <text:list-item>
          <text:p text:style-name="P5"><text:span text:style-name="T1">Create predictive models to calculate the total number of cases at the national level.</text:span></text:p>
        </text:list-item>
        <text:list-item>
          <text:p text:style-name="P5"><text:span text:style-name="T1">Utilize the adjacency matrix at the county level to measure the spatial relationships and determine how they affect the transmission of illness.</text:span></text:p>
        </text:list-item>
        <text:list-item>
          <text:p text:style-name="P5"><text:span text:style-name="T1">Analyze the predictive models' performance and accuracy.</text:span></text:p>
        </text:list-item>
      </text:list>
      <text:p text:style-name="Standard"/>
      <text:p text:style-name="Standard"/>
      <text:p text:style-name="P3">Existing Solutions</text:p>
      <text:p text:style-name="P4"/>
      <text:p text:style-name="P1">1. Vaccination</text:p>
      <text:p text:style-name="P1">2. Getting it – this reduces your chances of contracting the disease ever again.</text:p>
      <text:p text:style-name="P1"/>
      <text:p text:style-name="P3">Our Approach</text:p>
      <text:p text:style-name="P4">The study seeks to learn the patterns that define how chickenpox spreads in Hungary. This will help in the anticipation of an outbreak that may arise. Thus the relevant authorities in Hungary can develop a mechanism to control its spread even before it starts sprea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20:56:34.957334004</meta:creation-date>
    <dc:date>2023-06-07T21:33:16.850905854</dc:date>
    <meta:editing-duration>PT36M42S</meta:editing-duration>
    <meta:editing-cycles>1</meta:editing-cycles>
    <meta:document-statistic meta:table-count="0" meta:image-count="0" meta:object-count="0" meta:page-count="1" meta:paragraph-count="19" meta:word-count="348" meta:character-count="2238" meta:non-whitespace-character-count="1911"/>
    <meta:generator>LibreOffice/7.4.7.2$Linux_X86_64 LibreOffice_project/40$Build-2</meta:generator>
  </office:meta>
</office:document-meta>
</file>